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46.23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15.6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4.01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9.9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30 x 30 x 1,8 cm Terrazzo Tile</text:p>
          </table:table-cell>
          <table:table-cell/>
          <table:table-cell table:style-name="ce1" office:value-type="string" calcext:value-type="string">
            <text:p>Daily Production Cost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USD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Qtity</text:p>
          </table:table-cell>
          <table:table-cell table:style-name="ce5" office:value-type="string" calcext:value-type="string">
            <text:p>Uni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terials</text:p>
          </table:table-cell>
          <table:table-cell office:value-type="string" calcext:value-type="string">
            <text:p>White Cement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on</text:p>
          </table:table-cell>
          <table:table-cell office:value-type="float" office:value="170" calcext:value-type="float">
            <text:p>170,00</text:p>
          </table:table-cell>
          <table:table-cell table:formula="of:=[.D6]*[.F6]" office:value-type="float" office:value="170" calcext:value-type="float">
            <text:p>17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150" calcext:value-type="float">
            <text:p>150,00</text:p>
          </table:table-cell>
          <table:table-cell table:formula="of:=[.D7]*[.F7]" office:value-type="float" office:value="450" calcext:value-type="float">
            <text:p>45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g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,00</text:p>
          </table:table-cell>
          <table:table-cell table:formula="of:=[.D8]*[.F8]" office:value-type="float" office:value="12" calcext:value-type="float">
            <text:p>12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mical additive agent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,00</text:p>
          </table:table-cell>
          <table:table-cell table:formula="of:=[.D9]*[.F9]" office:value-type="float" office:value="300" calcext:value-type="float">
            <text:p>300,00</text:p>
          </table:table-cell>
          <table:table-cell table:formula="of:=SUM([.G6:.G9])" office:value-type="float" office:value="932" calcext:value-type="float">
            <text:p>932,00</text:p>
          </table:table-cell>
          <table:table-cell table:style-name="ce4" table:formula="of:=[.H9]*100/[.$G$41]" office:value-type="float" office:value="22.4038461538462" calcext:value-type="float">
            <text:p>22,4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office:value-type="string" calcext:value-type="string">
            <text:p>Vacumm c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</text:p>
          </table:table-cell>
          <table:table-cell table:formula="of:=[.D11]*[.F11]" office:value-type="float" office:value="10" calcext:value-type="float">
            <text:p>1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il for 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,00</text:p>
          </table:table-cell>
          <table:table-cell table:formula="of:=[.D12]*[.F12]" office:value-type="float" office:value="20" calcext:value-type="float">
            <text:p>20,00</text:p>
          </table:table-cell>
          <table:table-cell table:formula="of:=SUM([.G11:.G12])" office:value-type="float" office:value="30" calcext:value-type="float">
            <text:p>30,00</text:p>
          </table:table-cell>
          <table:table-cell table:style-name="ce4" table:formula="of:=[.H12]*100/[.$G$41]" office:value-type="float" office:value="0.721153846153846" calcext:value-type="float">
            <text:p>0,7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olishing</text:p>
          </table:table-cell>
          <table:table-cell office:value-type="string" calcext:value-type="string">
            <text:p>abbrasi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ts</text:p>
          </table:table-cell>
          <table:table-cell office:value-type="float" office:value="3" calcext:value-type="float">
            <text:p>3,00</text:p>
          </table:table-cell>
          <table:table-cell table:formula="of:=[.D14]*[.F14]" office:value-type="float" office:value="120" calcext:value-type="float">
            <text:p>120,00</text:p>
          </table:table-cell>
          <table:table-cell table:formula="of:=SUM([.G14:.G14])" office:value-type="float" office:value="120" calcext:value-type="float">
            <text:p>120,00</text:p>
          </table:table-cell>
          <table:table-cell table:style-name="ce4" table:formula="of:=[.H14]*100/[.$G$41]" office:value-type="float" office:value="2.88461538461538" calcext:value-type="float">
            <text:p>2,88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portation</text:p>
          </table:table-cell>
          <table:table-cell office:value-type="string" calcext:value-type="string">
            <text:p>diesel for forkli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</text:p>
          </table:table-cell>
          <table:table-cell table:formula="of:=[.D16]*[.F16]" office:value-type="float" office:value="10" calcext:value-type="float">
            <text:p>1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sel for pick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</text:p>
          </table:table-cell>
          <table:table-cell table:formula="of:=[.D17]*[.F17]" office:value-type="float" office:value="10" calcext:value-type="float">
            <text:p>10,00</text:p>
          </table:table-cell>
          <table:table-cell table:formula="of:=SUM([.G16:.G17])" office:value-type="float" office:value="20" calcext:value-type="float">
            <text:p>20,00</text:p>
          </table:table-cell>
          <table:table-cell table:style-name="ce4" table:formula="of:=[.H17]*100/[.$G$41]" office:value-type="float" office:value="0.480769230769231" calcext:value-type="float">
            <text:p>0,48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float" office:value="0.5" calcext:value-type="float">
            <text:p>0,50</text:p>
          </table:table-cell>
          <table:table-cell table:formula="of:=[.D19]*[.F19]" office:value-type="float" office:value="25" calcext:value-type="float">
            <text:p>25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,00</text:p>
          </table:table-cell>
          <table:table-cell table:formula="of:=[.D20]*[.F20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countig expen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,00</text:p>
          </table:table-cell>
          <table:table-cell table:formula="of:=[.D21]*[.F21]" office:value-type="float" office:value="10" calcext:value-type="float">
            <text:p>1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agement expen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,00</text:p>
          </table:table-cell>
          <table:table-cell table:formula="of:=[.D22]*[.F22]" office:value-type="float" office:value="30" calcext:value-type="float">
            <text:p>30,00</text:p>
          </table:table-cell>
          <table:table-cell table:style-name="Default" table:formula="of:=SUM([.G19:.G22])" office:value-type="float" office:value="66" calcext:value-type="float">
            <text:p>66</text:p>
          </table:table-cell>
          <table:table-cell table:style-name="ce4" table:formula="of:=[.H22]*100/[.$G$41]" office:value-type="float" office:value="1.58653846153846" calcext:value-type="float">
            <text:p>1,5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abour </text:p>
          </table:table-cell>
          <table:table-cell office:value-type="string" calcext:value-type="string">
            <text:p>P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r</text:p>
          </table:table-cell>
          <table:table-cell office:value-type="float" office:value="20" calcext:value-type="float">
            <text:p>20,00</text:p>
          </table:table-cell>
          <table:table-cell table:formula="of:=[.D25]*[.F25]"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lishing Mach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r</text:p>
          </table:table-cell>
          <table:table-cell office:value-type="float" office:value="20" calcext:value-type="float">
            <text:p>20,00</text:p>
          </table:table-cell>
          <table:table-cell table:formula="of:=[.D26]*[.F26]"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office:value-type="float" office:value="20" calcext:value-type="float">
            <text:p>20,00</text:p>
          </table:table-cell>
          <table:table-cell table:formula="of:=[.D27]*[.F27]" office:value-type="float" office:value="20" calcext:value-type="float">
            <text:p>2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float" office:value="40" calcext:value-type="float">
            <text:p>40,00</text:p>
          </table:table-cell>
          <table:table-cell table:formula="of:=[.D28]*[.F28]"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office:value-type="float" office:value="80" calcext:value-type="float">
            <text:p>80,00</text:p>
          </table:table-cell>
          <table:table-cell table:formula="of:=[.D29]*[.F29]"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urance Expen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er</text:p>
          </table:table-cell>
          <table:table-cell office:value-type="float" office:value="10" calcext:value-type="float">
            <text:p>10,00</text:p>
          </table:table-cell>
          <table:table-cell table:formula="of:=[.D30]*[.F30]" office:value-type="float" office:value="120" calcext:value-type="float">
            <text:p>12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ployee food servise cos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,00</text:p>
          </table:table-cell>
          <table:table-cell table:formula="of:=[.D31]*[.F31]" office:value-type="float" office:value="36" calcext:value-type="float">
            <text:p>36,00</text:p>
          </table:table-cell>
          <table:table-cell table:formula="of:=SUM([.G25:.G31])" office:value-type="float" office:value="496" calcext:value-type="float">
            <text:p>496,00</text:p>
          </table:table-cell>
          <table:table-cell table:style-name="ce4" table:formula="of:=[.H31]*100/[.$G$41]" office:value-type="float" office:value="11.9230769230769" calcext:value-type="float">
            <text:p>11,9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Daily Expence</text:p>
          </table:table-cell>
          <table:table-cell table:number-columns-repeated="3"/>
          <table:table-cell table:style-name="ce9" table:formula="of:=SUM([.G6:.G32])" office:value-type="float" office:value="1664" calcext:value-type="float">
            <text:p>1.664,00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x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G33]*[.D34]/100" office:value-type="float" office:value="332.8" calcext:value-type="float">
            <text:p>332,80</text:p>
          </table:table-cell>
          <table:table-cell table:formula="of:=[.G34]" office:value-type="float" office:value="332.8" calcext:value-type="float">
            <text:p>332,80</text:p>
          </table:table-cell>
          <table:table-cell table:style-name="ce4" table:formula="of:=[.H34]*100/[.$G$41]" office:value-type="float" office:value="8" calcext:value-type="float">
            <text:p>8,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sual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G33]*[.D35]/100" office:value-type="float" office:value="332.8" calcext:value-type="float">
            <text:p>332,80</text:p>
          </table:table-cell>
          <table:table-cell table:formula="of:=[.G35]" office:value-type="float" office:value="332.8" calcext:value-type="float">
            <text:p>332,80</text:p>
          </table:table-cell>
          <table:table-cell table:style-name="ce4" table:formula="of:=[.H35]*100/[.$G$41]" office:value-type="float" office:value="8" calcext:value-type="float">
            <text:p>8,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chine amortiz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/>
          <table:table-cell table:formula="of:=[.G33]*[.D36]/100" office:value-type="float" office:value="166.4" calcext:value-type="float">
            <text:p>166,40</text:p>
          </table:table-cell>
          <table:table-cell table:formula="of:=[.G36]" office:value-type="float" office:value="166.4" calcext:value-type="float">
            <text:p>166,40</text:p>
          </table:table-cell>
          <table:table-cell table:style-name="ce4" table:formula="of:=[.H36]*100/[.$G$41]" office:value-type="float" office:value="4" calcext:value-type="float">
            <text:p>4,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nworked Day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  <table:table-cell table:formula="of:=[.G33]*[.D37]/100" office:value-type="float" office:value="1664" calcext:value-type="float">
            <text:p>1.664,00</text:p>
          </table:table-cell>
          <table:table-cell table:formula="of:=[.G37]" office:value-type="float" office:value="1664" calcext:value-type="float">
            <text:p>1.664,00</text:p>
          </table:table-cell>
          <table:table-cell table:style-name="ce4" table:formula="of:=[.H37]*100/[.$G$41]" office:value-type="float" office:value="40" calcext:value-type="float">
            <text:p>40,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Total Daily Expence</text:p>
          </table:table-cell>
          <table:table-cell table:number-columns-repeated="3"/>
          <table:table-cell table:style-name="ce9" table:formula="of:=SUM([.G33:.G40])" office:value-type="float" office:value="4160" calcext:value-type="float">
            <text:p>4.160,00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ility Production Quantity</text:p>
          </table:table-cell>
          <table:table-cell table:number-columns-repeated="3"/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Cost of a Tile <text:s/></text:p>
          </table:table-cell>
          <table:table-cell table:style-name="ce4"/>
          <table:table-cell/>
          <table:table-cell table:style-name="Default"/>
          <table:table-cell table:style-name="ce10" table:formula="of:=[.G41]/[.G42]" office:value-type="float" office:value="2.08" calcext:value-type="float">
            <text:p>2,08</text:p>
          </table:table-cell>
          <table:table-cell table:style-name="ce10"/>
          <table:table-cell table:number-columns-repeated="6"/>
        </table:table-row>
        <table:table-row table:style-name="ro1">
          <table:table-cell table:number-columns-repeated="5"/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USD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ANNUAL TOTAL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table:style-name="ce9" table:formula="of:=[.G41]*[.F45]" office:value-type="float" office:value="748800" calcext:value-type="float">
            <text:p>748.800,00</text:p>
          </table:table-cell>
          <table:table-cell table:style-name="ce1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is calculation is upon 180 day per year working and 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ductiion of 360.000 unit per year.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imated as 1 USD = 6 TL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30 x 30 x 1,8 cm Terrazzo Karo Günlük Üretim Maliyeti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TL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Açıklama</text:p>
          </table:table-cell>
          <table:table-cell table:style-name="ce3" office:value-type="string" calcext:value-type="string">
            <text:p>Mktr</text:p>
          </table:table-cell>
          <table:table-cell table:style-name="ce5" office:value-type="string" calcext:value-type="string">
            <text:p>Birim</text:p>
          </table:table-cell>
          <table:table-cell table:style-name="ce3" office:value-type="string" calcext:value-type="string">
            <text:p>Fiyat</text:p>
          </table:table-cell>
          <table:table-cell table:style-name="ce3" office:value-type="string" calcext:value-type="string">
            <text:p>Tutar</text:p>
          </table:table-cell>
          <table:table-cell table:style-name="Default" office:value-type="string" calcext:value-type="string">
            <text:p>Toplam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lzemeler</text:p>
          </table:table-cell>
          <table:table-cell office:value-type="string" calcext:value-type="string">
            <text:p>Beyaz Çimento 5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1020" calcext:value-type="float">
            <text:p>1.020,00</text:p>
          </table:table-cell>
          <table:table-cell table:formula="of:=[.D59]*[.F59]" office:value-type="float" office:value="1020" calcext:value-type="float">
            <text:p>1.02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za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,00</text:p>
          </table:table-cell>
          <table:table-cell table:formula="of:=[.D60]*[.F60]" office:value-type="float" office:value="2700" calcext:value-type="float">
            <text:p>2.70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y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,00</text:p>
          </table:table-cell>
          <table:table-cell table:formula="of:=[.D61]*[.F61]" office:value-type="float" office:value="72" calcext:value-type="float">
            <text:p>72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imyasal Katkıl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,00</text:p>
          </table:table-cell>
          <table:table-cell table:formula="of:=[.D62]*[.F62]" office:value-type="float" office:value="1800" calcext:value-type="float">
            <text:p>1.800,00</text:p>
          </table:table-cell>
          <table:table-cell table:formula="of:=SUM([.G59:.G62])" office:value-type="float" office:value="5592" calcext:value-type="float">
            <text:p>5.592,00</text:p>
          </table:table-cell>
          <table:table-cell table:style-name="ce4" table:formula="of:=[.H62]*100/[.$G$94]" office:value-type="float" office:value="21.5421597633136" calcext:value-type="float">
            <text:p>21,5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öküm Baskı</text:p>
          </table:table-cell>
          <table:table-cell office:value-type="string" calcext:value-type="string">
            <text:p>Vakum Be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30" calcext:value-type="float">
            <text:p>30,00</text:p>
          </table:table-cell>
          <table:table-cell table:formula="of:=[.D64]*[.F64]" office:value-type="float" office:value="60" calcext:value-type="float">
            <text:p>6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idrolik ya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</text:p>
          </table:table-cell>
          <table:table-cell office:value-type="float" office:value="60" calcext:value-type="float">
            <text:p>60,00</text:p>
          </table:table-cell>
          <table:table-cell table:formula="of:=[.D65]*[.F65]" office:value-type="float" office:value="120" calcext:value-type="float">
            <text:p>120,00</text:p>
          </table:table-cell>
          <table:table-cell table:formula="of:=SUM([.G64:.G65])" office:value-type="float" office:value="180" calcext:value-type="float">
            <text:p>180,00</text:p>
          </table:table-cell>
          <table:table-cell table:style-name="ce4" table:formula="of:=[.H65]*100/[.$G$94]" office:value-type="float" office:value="0.693417159763314" calcext:value-type="float">
            <text:p>0,6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ilalama</text:p>
          </table:table-cell>
          <table:table-cell office:value-type="string" calcext:value-type="string">
            <text:p>Zımpar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et</text:p>
          </table:table-cell>
          <table:table-cell office:value-type="float" office:value="18" calcext:value-type="float">
            <text:p>18,00</text:p>
          </table:table-cell>
          <table:table-cell table:formula="of:=[.D67]*[.F67]" office:value-type="float" office:value="720" calcext:value-type="float">
            <text:p>720,00</text:p>
          </table:table-cell>
          <table:table-cell table:formula="of:=SUM([.G67:.G67])" office:value-type="float" office:value="720" calcext:value-type="float">
            <text:p>720,00</text:p>
          </table:table-cell>
          <table:table-cell table:style-name="ce4" table:formula="of:=[.H67]*100/[.$G$94]" office:value-type="float" office:value="2.77366863905325" calcext:value-type="float">
            <text:p>2,7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akliye</text:p>
          </table:table-cell>
          <table:table-cell office:value-type="string" calcext:value-type="string">
            <text:p>Mazot (Forklif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</text:p>
          </table:table-cell>
          <table:table-cell table:formula="of:=[.D69]*[.F69]" office:value-type="float" office:value="60" calcext:value-type="float">
            <text:p>6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zot (Pikap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</text:p>
          </table:table-cell>
          <table:table-cell table:formula="of:=[.D70]*[.F70]" office:value-type="float" office:value="60" calcext:value-type="float">
            <text:p>60,00</text:p>
          </table:table-cell>
          <table:table-cell table:formula="of:=SUM([.G69:.G70])" office:value-type="float" office:value="120" calcext:value-type="float">
            <text:p>120,00</text:p>
          </table:table-cell>
          <table:table-cell table:style-name="ce4" table:formula="of:=[.H70]*100/[.$G$94]" office:value-type="float" office:value="0.462278106508876" calcext:value-type="float">
            <text:p>0,4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iğer</text:p>
          </table:table-cell>
          <table:table-cell office:value-type="string" calcext:value-type="string">
            <text:p>Elektri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float" office:value="3" calcext:value-type="float">
            <text:p>3,00</text:p>
          </table:table-cell>
          <table:table-cell table:formula="of:=[.D72]*[.F72]" office:value-type="float" office:value="150" calcext:value-type="float">
            <text:p>15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6" calcext:value-type="float">
            <text:p>6,00</text:p>
          </table:table-cell>
          <table:table-cell table:formula="of:=[.D73]*[.F73]" office:value-type="float" office:value="6" calcext:value-type="float">
            <text:p>6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uhasebe Ücretl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,00</text:p>
          </table:table-cell>
          <table:table-cell table:formula="of:=[.D74]*[.F74]" office:value-type="float" office:value="60" calcext:value-type="float">
            <text:p>6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önetim Giderl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,00</text:p>
          </table:table-cell>
          <table:table-cell table:formula="of:=[.D75]*[.F75]" office:value-type="float" office:value="180" calcext:value-type="float">
            <text:p>180,00</text:p>
          </table:table-cell>
          <table:table-cell table:style-name="Default" table:formula="of:=SUM([.G72:.G75])" office:value-type="float" office:value="396" calcext:value-type="float">
            <text:p>396</text:p>
          </table:table-cell>
          <table:table-cell table:style-name="ce4" table:formula="of:=[.H75]*100/[.$G$94]" office:value-type="float" office:value="1.52551775147929" calcext:value-type="float">
            <text:p>1,5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İşçilik</text:p>
          </table:table-cell>
          <table:table-cell office:value-type="string" calcext:value-type="string">
            <text:p>Döküm Makina İşçi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,00</text:p>
          </table:table-cell>
          <table:table-cell table:formula="of:=[.D78]*[.F78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im Makina İşçi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,00</text:p>
          </table:table-cell>
          <table:table-cell table:formula="of:=[.D79]*[.F79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kliye ve istifl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,00</text:p>
          </table:table-cell>
          <table:table-cell table:formula="of:=[.D80]*[.F80]" office:value-type="float" office:value="120" calcext:value-type="float">
            <text:p>12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tabaş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İşçi</text:p>
          </table:table-cell>
          <table:table-cell office:value-type="float" office:value="240" calcext:value-type="float">
            <text:p>240,00</text:p>
          </table:table-cell>
          <table:table-cell table:formula="of:=[.D81]*[.F81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üdü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İşçi</text:p>
          </table:table-cell>
          <table:table-cell office:value-type="float" office:value="480" calcext:value-type="float">
            <text:p>480,00</text:p>
          </table:table-cell>
          <table:table-cell table:formula="of:=[.D82]*[.F82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İşçi Sigorta Kurum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İşçi</text:p>
          </table:table-cell>
          <table:table-cell office:value-type="float" office:value="60" calcext:value-type="float">
            <text:p>60,00</text:p>
          </table:table-cell>
          <table:table-cell table:formula="of:=[.D83]*[.F83]" office:value-type="float" office:value="720" calcext:value-type="float">
            <text:p>72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İşçi Yemek Servis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,00</text:p>
          </table:table-cell>
          <table:table-cell table:formula="of:=[.D84]*[.F84]" office:value-type="float" office:value="216" calcext:value-type="float">
            <text:p>216,00</text:p>
          </table:table-cell>
          <table:table-cell table:formula="of:=SUM([.G78:.G84])" office:value-type="float" office:value="2976" calcext:value-type="float">
            <text:p>2.976,00</text:p>
          </table:table-cell>
          <table:table-cell table:style-name="ce4" table:formula="of:=[.H84]*100/[.$G$94]" office:value-type="float" office:value="11.4644970414201" calcext:value-type="float">
            <text:p>11,4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Daily Expence</text:p>
          </table:table-cell>
          <table:table-cell table:number-columns-repeated="3"/>
          <table:table-cell table:style-name="ce9" table:formula="of:=SUM([.G59:.G85])" office:value-type="float" office:value="9984" calcext:value-type="float">
            <text:p>9.984,00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gil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G86]*[.D87]/100" office:value-type="float" office:value="1996.8" calcext:value-type="float">
            <text:p>1.996,80</text:p>
          </table:table-cell>
          <table:table-cell table:formula="of:=[.G87]" office:value-type="float" office:value="1996.8" calcext:value-type="float">
            <text:p>1.996,80</text:p>
          </table:table-cell>
          <table:table-cell table:style-name="ce4" table:formula="of:=[.H87]*100/[.$G$94]" office:value-type="float" office:value="7.69230769230769" calcext:value-type="float">
            <text:p>7,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aiy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/>
          <table:table-cell table:formula="of:=[.G86]*[.D88]/100" office:value-type="float" office:value="2995.2" calcext:value-type="float">
            <text:p>2.995,20</text:p>
          </table:table-cell>
          <table:table-cell table:formula="of:=[.G88]" office:value-type="float" office:value="2995.2" calcext:value-type="float">
            <text:p>2.995,20</text:p>
          </table:table-cell>
          <table:table-cell table:style-name="ce4" table:formula="of:=[.H88]*100/[.$G$94]" office:value-type="float" office:value="11.5384615384615" calcext:value-type="float">
            <text:p>11,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kina Amortis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/>
          <table:table-cell table:formula="of:=[.G86]*[.D89]/100" office:value-type="float" office:value="998.4" calcext:value-type="float">
            <text:p>998,40</text:p>
          </table:table-cell>
          <table:table-cell table:formula="of:=[.G89]" office:value-type="float" office:value="998.4" calcext:value-type="float">
            <text:p>998,40</text:p>
          </table:table-cell>
          <table:table-cell table:style-name="ce4" table:formula="of:=[.H89]*100/[.$G$94]" office:value-type="float" office:value="3.84615384615385" calcext:value-type="float">
            <text:p>3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Çalışılmayan Günl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  <table:table-cell table:formula="of:=[.G86]*[.D90]/100" office:value-type="float" office:value="9984" calcext:value-type="float">
            <text:p>9.984,00</text:p>
          </table:table-cell>
          <table:table-cell table:formula="of:=[.G90]" office:value-type="float" office:value="9984" calcext:value-type="float">
            <text:p>9.984,00</text:p>
          </table:table-cell>
          <table:table-cell table:style-name="ce4" table:formula="of:=[.H90]*100/[.$G$94]" office:value-type="float" office:value="38.4615384615385" calcext:value-type="float">
            <text:p>38,4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I62:.I92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Günlük Masraflar Toplamı</text:p>
          </table:table-cell>
          <table:table-cell/>
          <table:table-cell table:style-name="ce4" table:formula="of:=[.G94]/[.E93]" office:value-type="float" office:value="4326.4" calcext:value-type="float">
            <text:p>4.326,40</text:p>
          </table:table-cell>
          <table:table-cell/>
          <table:table-cell table:style-name="ce9" table:formula="of:=SUM([.G86:.G93])" office:value-type="float" office:value="25958.4" calcext:value-type="float">
            <text:p>25.958,40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ünlük Üretim Miktarı</text:p>
          </table:table-cell>
          <table:table-cell/>
          <table:table-cell table:style-name="ce7" office:value-type="string" calcext:value-type="string">
            <text:p>USD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1 Karo Maliyeti</text:p>
          </table:table-cell>
          <table:table-cell table:style-name="ce4"/>
          <table:table-cell table:style-name="ce4" table:formula="of:=[.G96]/[.E93]" office:value-type="float" office:value="2.1632" calcext:value-type="float">
            <text:p>2,16</text:p>
          </table:table-cell>
          <table:table-cell table:style-name="Default"/>
          <table:table-cell table:style-name="ce10" table:formula="of:=[.G94]/[.G95]" office:value-type="float" office:value="12.9792" calcext:value-type="float">
            <text:p>12,98</text:p>
          </table:table-cell>
          <table:table-cell table:style-name="ce10"/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8" office:value-type="string" calcext:value-type="string">
            <text:p>GÜN</text:p>
          </table:table-cell>
          <table:table-cell table:style-name="ce8" office:value-type="string" calcext:value-type="string">
            <text:p>TL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YILLIK TOPLAM</text:p>
          </table:table-cell>
          <table:table-cell table:style-name="ce1"/>
          <table:table-cell table:style-name="ce1" table:formula="of:=[.E94]*[.D98]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9" table:formula="of:=[.G94]*[.F98]" office:value-type="float" office:value="4672512" calcext:value-type="float">
            <text:p>4.672.512,00</text:p>
          </table:table-cell>
          <table:table-cell table:style-name="ce1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 hesaplama yılda 600 gün çalışıldığı ve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ıllık 360,000 adet üretim yapılabildiği üzerine yapılmıştır. 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 USD = 6 TL olarak hesaplanmıştır.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49:01.789838319</meta:creation-date>
    <dc:date>2019-07-12T14:49:18.287618302</dc:date>
    <meta:editing-duration>PT26M30S</meta:editing-duration>
    <meta:editing-cycles>7</meta:editing-cycles>
    <meta:generator>LibreOffice/5.2.7.2$Linux_X86_64 LibreOffice_project/20m0$Build-2</meta:generator>
    <meta:document-statistic meta:table-count="1" meta:cell-count="335" meta:object-count="0"/>
  </office:meta>
</office:document-meta>
</file>